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92b" officeooo:paragraph-rsid="0006192b"/>
    </style:style>
    <style:style style:name="P2" style:family="paragraph" style:parent-style-name="Standard" style:list-style-name="L1">
      <style:text-properties officeooo:rsid="0006192b" officeooo:paragraph-rsid="000619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for pipeline:</text:p>
      <text:list xml:id="list1571120391" text:style-name="L1">
        <text:list-item>
          <text:p text:style-name="P2">go to codepipeline console in dashboard</text:p>
        </text:list-item>
        <text:list-item>
          <text:p text:style-name="P2">in pipelines.create new pipeline. Give name to it</text:p>
        </text:list-item>
        <text:list-item>
          <text:p text:style-name="P2">in service role,select existing service role as codebuild-lambda-pipeline-build-service-role</text:p>
        </text:list-item>
        <text:list-item>
          <text:p text:style-name="P2">in advanced settings select default or custom location for your artifacts storage and leave encription key as default</text:p>
        </text:list-item>
        <text:list-item>
          <text:p text:style-name="P2">In source stage add source provider as aws codecommit and repository name select the repository where cft file and lambda file are being stored and select branch name as master</text:p>
        </text:list-item>
        <text:list-item>
          <text:p text:style-name="P2">in change detection options select amazon cloudwatch to detect changes in source</text:p>
        </text:list-item>
        <text:list-item>
          <text:p text:style-name="P2">click next.</text:p>
        </text:list-item>
        <text:list-item>
          <text:p text:style-name="P2">In build stage select build provider as aws codebuild.</text:p>
        </text:list-item>
        <text:list-item>
          <text:p text:style-name="P2">Create project for code build</text:p>
        </text:list-item>
        <text:list-item>
          <text:p text:style-name="P2">in code build, give project name and tags</text:p>
        </text:list-item>
        <text:list-item>
          <text:p text:style-name="P2">in environment images select managed image and choose OS as ubuntu.</text:p>
        </text:list-item>
        <text:list-item>
          <text:p text:style-name="P2">Select runtime as standard and image as aws/codebuild/standard2.0</text:p>
        </text:list-item>
        <text:list-item>
          <text:p text:style-name="P2">in service role select existing service role as in step 3.</text:p>
        </text:list-item>
        <text:list-item>
          <text:p text:style-name="P2">Now in buildspec section, select insert build command and click on switch to editor and insert the buildspec code as given in the buildspec file.</text:p>
        </text:list-item>
        <text:list-item>
          <text:p text:style-name="P2">Now click on continue to codepipeline</text:p>
        </text:list-item>
        <text:list-item>
          <text:p text:style-name="P2">click on next to add the build stage for testing</text:p>
        </text:list-item>
        <text:list-item>
          <text:p text:style-name="P2">now in deploy stage select deploy provider as aws cloudformation.</text:p>
        </text:list-item>
        <text:list-item>
          <text:p text:style-name="P2">Select action mode as “create or update stack”</text:p>
        </text:list-item>
        <text:list-item>
          <text:p text:style-name="P2">give your stack name</text:p>
        </text:list-item>
        <text:list-item>
          <text:p text:style-name="P2">in template give your template path as “BuildArtifact::cft.yaml”</text:p>
        </text:list-item>
        <text:list-item>
          <text:p text:style-name="P2">select role as given in step 3</text:p>
        </text:list-item>
        <text:list-item>
          <text:p text:style-name="P2">provide output file name as DeployArtifact</text:p>
        </text:list-item>
        <text:list-item>
          <text:p text:style-name="P2">now click on next and review and create the pipel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9:01:46.236663627</meta:creation-date>
    <dc:date>2019-07-26T19:16:53.707390195</dc:date>
    <meta:editing-duration>PT37S</meta:editing-duration>
    <meta:editing-cycles>1</meta:editing-cycles>
    <meta:document-statistic meta:table-count="0" meta:image-count="0" meta:object-count="0" meta:page-count="1" meta:paragraph-count="24" meta:word-count="256" meta:character-count="1506" meta:non-whitespace-character-count="1297"/>
    <meta:generator>LibreOffice/6.0.7.3$Linux_X86_64 LibreOffice_project/00m0$Build-3</meta:generator>
  </office:meta>
</office:document-meta>
</file>